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HUB POSTER AMENDS v2</text:p>
      <text:p text:style-name="Standard"><text:line-break/><text:span text:style-name="T2">OPEN LEARNING GUIDE A1 SIDE 1</text:span><text:line-break/><text:line-break/>Title: <text:span text:style-name="T1">What is jHUB?</text:span><text:line-break/>even though title all caps, still use small j for jHUB</text:p>
      <text:p text:style-name="Standard">add jHUB Pioneers list? (if it fits) </text:p>
      <text:p text:style-name="Standard">I think change video workshop image to one with girl in pink at the camera – sent in email?</text:p>
      <text:p text:style-name="Standard">Add URL for jHUB! (think I forgot this earlier)</text:p>
      <text:p text:style-name="Standard">http://jubahub.org/</text:p>
      <text:p text:style-name="Standard"/>
      <text:p text:style-name="P1">Glossary:</text:p>
      <text:p text:style-name="Standard">*“blended learning” is not yet highlighted and separated in bold as the other terms. </text:p>
      <text:p text:style-name="Standard">*add wiki definition</text:p>
      <text:p text:style-name="Standard"/>
      <text:p text:style-name="Standard"><text:span text:style-name="T1">Wiki: </text:span>a website or database developed collaboratively by a community of users, allowing any user to add, edit, revise and delete content.</text:p>
      <text:p text:style-name="Standard"/>
      <text:p text:style-name="Standard">*<text:span text:style-name="T1">Add Credits</text:span> – partner organisations (and people tbc as per separate doc)</text:p>
      <text:p text:style-name="Standard">Please separate BMZ Logo from others eg 3 Collaborators / Partners <text:s/>+ 1 supporter = BMZ. For the BMZ Logo please use the Version with sub-line "With the financial support from" in Dropbox. <text:line-break/><text:line-break/><text:span text:style-name="T2">OPEN LEARNING GUIDE A1 SIDE 2</text:span><text:line-break/><text:line-break/>Open Learning Intro P2P section:<text:line-break/><text:span text:style-name="T1">iceHubs Global</text:span> <text:span text:style-name="T1">eLEARNING</text:span> (only G capitalised)</text:p>
      <text:p text:style-name="Standard"/>
      <text:p text:style-name="P1">eLEARNING RESOURCES</text:p>
      <text:p text:style-name="Standard">*add (if it doesn't fit – replace the MOOC entry – think this is more fun and useful!)</text:p>
      <text:p text:style-name="Standard">Crash Course<text:line-break/>https://www.youtube.com/user/crashcourse/playlists<text:line-break/>Youtube channel with courses in Anatomy &amp; Physiology, Astronomy, World History, Biology, Literature, Ecology, Economics, Chemistry, Psychology in short episodes.</text:p>
      <text:p text:style-name="Standard"/>
      <text:p text:style-name="P1">DIGITAL CREATION AND STORY-TELLING PLATFORMS </text:p>
      <text:p text:style-name="Standard">Add “MEDIA” (overall basis of project – forgot to include it in the text so trying to find places to add..) eg: <text:span text:style-name="T1">Digital Media Creation and Story-telling Platforms</text:span></text:p>
      <text:p text:style-name="Standard"><text:line-break/><text:span text:style-name="T1">ANIMATION, 3D MODELLING, SOUND &amp; VIDEO EDITING</text:span><text:line-break/>Pls remove '3D Studio Max" from title – if fits, start with 'MEDIA TOOLS:' but if not, is ok.<text:line-break/></text:p>
      <text:p text:style-name="Standard">*Add to <text:span text:style-name="T1">CODING AND PROGRAMMING</text:span></text:p>
      <text:p text:style-name="Standard"/>
      <text:p text:style-name="P1">OPEN CULTURE LEARN TO CODE</text:p>
      <text:p text:style-name="Standard">DIY Guide: learn how to code for free, using online courses, instructional videos, YouTube channels, textbooks.</text:p>
      <text:p text:style-name="Standard"><text:a xlink:type="simple" xlink:href="http://www.openculture.com/2016/03/learn-how-to-code-for-free-a-diy-guide-for-learning-html-python-javascript-more.html" text:style-name="Internet_20_link" text:visited-style-name="Visited_20_Internet_20_Link">http://www.openculture.com/2016/03/learn-how-to-code-for-free-a-diy-guide-for-learning-html-python-javascript-more.html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di Rose</meta:initial-creator>
    <meta:creation-date>2016-03-08T11:23:09</meta:creation-date>
    <dc:date>2016-03-09T10:41:41</dc:date>
    <dc:creator>Jodi Rose</dc:creator>
    <meta:editing-duration>PT1H14M45S</meta:editing-duration>
    <meta:editing-cycles>45</meta:editing-cycles>
    <meta:generator>OpenOffice/4.1.1$Unix OpenOffice.org_project/411m6$Build-9775</meta:generator>
    <meta:document-statistic meta:table-count="0" meta:image-count="0" meta:object-count="0" meta:page-count="1" meta:paragraph-count="22" meta:word-count="292" meta:character-count="1911"/>
  </office:meta>
</office:document-meta>
</file>